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directAttributesModelMap.formatValue( @ Nullable Object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directAttributesModelMap.RedirectAttributesModelMap( @ Nullable DataBinder dataBin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directAttributesModelMap.putAll( @ Nullable Map &lt; ? extends String , ? extends Object &gt; ma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directAttributesModelMap.addFlashAttribute( String attributeName , @ Nullable Object attribute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directAttributesModelMap.as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directAttributesModelMap.put( String key , @ Nullable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directAttributesModelMap.RedirectAttributesModel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directAttributesModelMap.getFlash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directAttributesModelMap.addAttribute( Object attribute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directAttributesModelMap.addAttribute( String attributeName , @ Nullable Object attribute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directAttributesModelMap.addFlashAttribute( Object attribute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directAttributesModelMap.mergeAttributes( @ Nullable Map &lt; String , ? &gt; attribut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directAttributesModelMap.addAllAttributes( @ Nullable Map &lt; String , ? &gt; attribut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directAttributesModelMap.addAllAttributes( @ Nullable Collection &lt; ? &gt; attribute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